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, 'Times New Roman PS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27c0" officeooo:paragraph-rsid="000e27c0"/>
    </style:style>
    <style:style style:name="P3" style:family="paragraph" style:parent-style-name="Table_20_Contents">
      <style:text-properties officeooo:rsid="0011cc2b" officeooo:paragraph-rsid="0011cc2b"/>
    </style:style>
    <style:style style:name="P4" style:family="paragraph" style:parent-style-name="Table_20_Contents">
      <style:text-properties officeooo:rsid="001dc79c" officeooo:paragraph-rsid="001dc79c"/>
    </style:style>
    <style:style style:name="P5" style:family="paragraph" style:parent-style-name="Table_20_Contents">
      <style:text-properties fo:font-style="italic" officeooo:rsid="0011cc2b" officeooo:paragraph-rsid="002d5654" style:font-style-asian="italic" style:font-style-complex="italic"/>
    </style:style>
    <style:style style:name="P6" style:family="paragraph" style:parent-style-name="Table_20_Contents">
      <style:text-properties officeooo:rsid="000cf989" officeooo:paragraph-rsid="0027d8ad"/>
    </style:style>
    <style:style style:name="P7" style:family="paragraph" style:parent-style-name="Table_20_Contents">
      <style:text-properties officeooo:rsid="001bfc7c" officeooo:paragraph-rsid="002b0300"/>
    </style:style>
    <style:style style:name="P8" style:family="paragraph" style:parent-style-name="Table_20_Contents">
      <style:text-properties officeooo:rsid="000db710" officeooo:paragraph-rsid="002b0300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2b0300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text-properties officeooo:rsid="000cf989" officeooo:paragraph-rsid="0027d8ad"/>
    </style:style>
    <style:style style:name="P12" style:family="paragraph" style:parent-style-name="Text_20_body">
      <style:paragraph-properties fo:text-align="center" style:justify-single-word="false"/>
      <style:text-properties officeooo:rsid="002cbd9b" officeooo:paragraph-rsid="002b0300"/>
    </style:style>
    <style:style style:name="P13" style:family="paragraph" style:parent-style-name="Standard" style:list-style-name="L1">
      <style:text-properties officeooo:rsid="000e27c0" officeooo:paragraph-rsid="002b0300"/>
    </style:style>
    <style:style style:name="P14" style:family="paragraph" style:parent-style-name="Table_20_Contents">
      <style:text-properties officeooo:paragraph-rsid="002d5654"/>
    </style:style>
    <style:style style:name="P15" style:family="paragraph" style:parent-style-name="Azione_20_attore">
      <style:text-properties fo:font-weight="normal" officeooo:rsid="001faaa8" officeooo:paragraph-rsid="000cf989" style:font-weight-asian="normal" style:font-weight-complex="normal"/>
    </style:style>
    <style:style style:name="P16" style:family="paragraph" style:parent-style-name="Azione_20_attore" style:list-style-name="">
      <style:text-properties fo:font-weight="normal" officeooo:rsid="001faaa8" officeooo:paragraph-rsid="001faaa8" style:font-weight-asian="normal" style:font-weight-complex="normal"/>
    </style:style>
    <style:style style:name="P17" style:family="paragraph" style:parent-style-name="Azione_20_attore" style:list-style-name="Numerazione_20_UC">
      <style:text-properties officeooo:rsid="0012f53f" officeooo:paragraph-rsid="002b0300"/>
    </style:style>
    <style:style style:name="P18" style:family="paragraph" style:parent-style-name="Azione_20_attore" style:list-style-name="Numerazione_20_UC">
      <style:text-properties officeooo:rsid="0015e382" officeooo:paragraph-rsid="002b0300"/>
    </style:style>
    <style:style style:name="P19" style:family="paragraph" style:parent-style-name="Azione_20_attore" style:list-style-name="">
      <style:text-properties officeooo:rsid="000cf989" officeooo:paragraph-rsid="000cf989"/>
    </style:style>
    <style:style style:name="P20" style:family="paragraph" style:parent-style-name="Azione_20_sistema">
      <style:text-properties fo:font-weight="normal" officeooo:rsid="001faaa8" officeooo:paragraph-rsid="001faaa8" style:font-weight-asian="normal" style:font-weight-complex="normal"/>
    </style:style>
    <style:style style:name="P21" style:family="paragraph" style:parent-style-name="Azione_20_sistema">
      <style:text-properties officeooo:rsid="0015e382" officeooo:paragraph-rsid="0015e382"/>
    </style:style>
    <style:style style:name="P22" style:family="paragraph" style:parent-style-name="Azione_20_sistema" style:list-style-name="">
      <style:text-properties officeooo:rsid="0012f53f" officeooo:paragraph-rsid="002b0300"/>
    </style:style>
    <style:style style:name="T1" style:family="text">
      <style:text-properties fo:font-weight="bold" officeooo:rsid="001faaa8" style:font-weight-asian="bold" style:font-weight-complex="bold"/>
    </style:style>
    <style:style style:name="T2" style:family="text">
      <style:text-properties fo:font-weight="bold" officeooo:rsid="002e8844" style:font-weight-asian="bold" style:font-weight-complex="bold"/>
    </style:style>
    <style:style style:name="T3" style:family="text">
      <style:text-properties fo:font-weight="normal" officeooo:rsid="001dc79c" style:font-weight-asian="normal" style:font-weight-complex="normal"/>
    </style:style>
    <style:style style:name="T4" style:family="text">
      <style:text-properties fo:font-weight="normal" officeooo:rsid="001faaa8" style:font-weight-asian="normal" style:font-weight-complex="normal"/>
    </style:style>
    <style:style style:name="T5" style:family="text">
      <style:text-properties fo:font-weight="normal" officeooo:rsid="00226b31" style:font-weight-asian="normal" style:font-weight-complex="normal"/>
    </style:style>
    <style:style style:name="T6" style:family="text">
      <style:text-properties fo:font-weight="normal" officeooo:rsid="0017a4d5" style:font-weight-asian="normal" style:font-weight-complex="normal"/>
    </style:style>
    <style:style style:name="T7" style:family="text">
      <style:text-properties fo:font-weight="normal" officeooo:rsid="0025720b" style:font-weight-asian="normal" style:font-weight-complex="normal"/>
    </style:style>
    <style:style style:name="T8" style:family="text">
      <style:text-properties fo:font-weight="normal" officeooo:rsid="0010332d" style:font-weight-asian="normal" style:font-weight-complex="normal"/>
    </style:style>
    <style:style style:name="T9" style:family="text">
      <style:text-properties fo:font-weight="normal" officeooo:rsid="001907a3" style:font-weight-asian="normal" style:font-weight-complex="normal"/>
    </style:style>
    <style:style style:name="T10" style:family="text">
      <style:text-properties fo:font-weight="normal" officeooo:rsid="0018a3ec" style:font-weight-asian="normal" style:font-weight-complex="normal"/>
    </style:style>
    <style:style style:name="T11" style:family="text">
      <style:text-properties fo:font-weight="normal" officeooo:rsid="002d5654" style:font-weight-asian="normal" style:font-weight-complex="normal"/>
    </style:style>
    <style:style style:name="T12" style:family="text">
      <style:text-properties fo:font-weight="normal" officeooo:rsid="002e8844" style:font-weight-asian="normal" style:font-weight-complex="normal"/>
    </style:style>
    <style:style style:name="T13" style:family="text">
      <style:text-properties fo:font-weight="normal" officeooo:rsid="0030533a" style:font-weight-asian="normal" style:font-weight-complex="normal"/>
    </style:style>
    <style:style style:name="T14" style:family="text">
      <style:text-properties officeooo:rsid="000ad213"/>
    </style:style>
    <style:style style:name="T15" style:family="text">
      <style:text-properties officeooo:rsid="00185656"/>
    </style:style>
    <style:style style:name="T16" style:family="text">
      <style:text-properties officeooo:rsid="001bfc7c"/>
    </style:style>
    <style:style style:name="T17" style:family="text">
      <style:text-properties officeooo:rsid="001dc79c"/>
    </style:style>
    <style:style style:name="T18" style:family="text">
      <style:text-properties officeooo:rsid="001faaa8"/>
    </style:style>
    <style:style style:name="T19" style:family="text">
      <style:text-properties officeooo:rsid="002166dd"/>
    </style:style>
    <style:style style:name="T20" style:family="text">
      <style:text-properties officeooo:rsid="0023ddc8"/>
    </style:style>
    <style:style style:name="T21" style:family="text">
      <style:text-properties officeooo:rsid="00240828"/>
    </style:style>
    <style:style style:name="T22" style:family="text">
      <style:text-properties fo:font-style="normal" fo:font-weight="bold" officeooo:rsid="001faaa8" style:font-style-asian="normal" style:font-weight-asian="bold" style:font-style-complex="normal" style:font-weight-complex="bold"/>
    </style:style>
    <style:style style:name="T23" style:family="text">
      <style:text-properties fo:font-style="normal" fo:font-weight="normal" officeooo:rsid="001faaa8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5bfe5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7a4d5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b0628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d5654" style:font-style-asian="normal" style:font-weight-asian="normal" style:font-style-complex="normal" style:font-weight-complex="normal"/>
    </style:style>
    <style:style style:name="T28" style:family="text">
      <style:text-properties officeooo:rsid="00287c82"/>
    </style:style>
    <style:style style:name="T29" style:family="text">
      <style:text-properties officeooo:rsid="002b0300"/>
    </style:style>
    <style:style style:name="T30" style:family="text">
      <style:text-properties fo:font-style="italic" officeooo:rsid="0011cc2b" style:font-style-asian="italic" style:font-style-complex="italic"/>
    </style:style>
    <style:style style:name="T31" style:family="text">
      <style:text-properties fo:font-style="italic" officeooo:rsid="002b0300" style:font-style-asian="italic" style:font-style-complex="italic"/>
    </style:style>
    <style:style style:name="T32" style:family="text">
      <style:text-properties fo:font-style="italic" officeooo:rsid="001bfc7c" style:font-style-asian="italic" style:font-style-complex="italic"/>
    </style:style>
    <style:style style:name="T33" style:family="text">
      <style:text-properties fo:font-style="italic" fo:font-weight="normal" officeooo:rsid="0011cc2b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2b0300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1bfc7c" style:font-style-asian="italic" style:font-weight-asian="normal" style:font-style-complex="italic" style:font-weight-complex="normal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8"><text:span text:style-name="T21">Psico pedagogo modifica </text:span><text:span text:style-name="T29">p</text:span><text:span text:style-name="T21">rogramma</text:span><text:span text:style-name="T17"> </text:span><text:span text:style-name="T29">s</text:span><text:span text:style-name="T16">ettimanal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Default">L'utente accede al sistema e viene riconosciuto come PsicoPedagogo</text:p>
            <text:p text:style-name="P14"><text:span text:style-name="T24">I</text:span><text:span text:style-name="T23">nclude </text:span><text:span text:style-name="T22">Visualizza Programma Educativo Settimanale</text:span></text:p>
            <text:p text:style-name="P5"><text:span text:style-name="T27"><text:s/>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6717301" text:style-name="Numerazione_20_UC">
              <text:list-header>
                <text:p text:style-name="P15"/>
              </text:list-header>
              <text:list-item text:start-value="1">
                <text:p text:style-name="P17"><text:span text:style-name="T34">Lo </text:span><text:span text:style-name="T35">PsicoPedagogo</text:span><text:span text:style-name="T33"> </text:span><text:span text:style-name="T1"><text:s/></text:span><text:span text:style-name="T5">seleziona</text:span><text:span text:style-name="T4">l'attività da modificare</text:span></text:p>
              </text:list-item>
              <text:list-item>
                <text:p text:style-name="P20">Il sistema mostra il form per la modifica dell'attività</text:p>
              </text:list-item>
            </text:list>
            <text:p text:style-name="P16"/>
            <text:list xml:id="list36721987" text:continue-numbering="true" text:style-name="Numerazione_20_UC">
              <text:list-item>
                <text:p text:style-name="P17"><text:span text:style-name="T34">Lo </text:span><text:span text:style-name="T35">PsicoPedagogo</text:span><text:span text:style-name="T33"> </text:span><text:span text:style-name="T4"><text:s/>modifica l'attività selezionata </text:span><text:span text:style-name="T11">modificando </text:span><text:span text:style-name="T13">i campi:</text:span><text:span text:style-name="T11"> <text:s/>obiettiv</text:span><text:span text:style-name="T13">i</text:span><text:span text:style-name="T11"> da perseguire, l' elenco delle attività da svolgere </text:span><text:span text:style-name="T12">(include </text:span><text:span text:style-name="T2">Psicopedagogo Modifica Attività</text:span><text:span text:style-name="T12">)</text:span></text:p>
              </text:list-item>
            </text:list>
            <text:p text:style-name="P22"><text:span text:style-name="T12"/></text:p>
            <text:list xml:id="list36737278" text:continue-numbering="true" text:style-name="Numerazione_20_UC">
              <text:list-item>
                <text:p text:style-name="P18"><text:span text:style-name="T31">Lo </text:span><text:span text:style-name="T32">PsicoPedagogo</text:span><text:span text:style-name="T30"> </text:span><text:s/><text:span text:style-name="T17">sottomette il programma educativo settimanale </text:span><text:span text:style-name="T18">modificato</text:span></text:p>
              </text:list-item>
              <text:list-item>
                <text:p text:style-name="P21">Il sistema memorizza <text:span text:style-name="T17">il programma educativo settimanale </text:span><text:span text:style-name="T18">appena modificato</text:span></text:p>
              </text:list-item>
            </text:list>
            <text:p text:style-name="P19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6">L<text:span text:style-name="T6">o </text:span>PsicoPedagogo ha inserito <text:span text:style-name="T28">il programma</text:span>, ha confermato l' operazione e il sistema ha aggiornato il programma educat<text:span text:style-name="T10">ivo</text:span></text:p>
            <text:p text:style-name="P11"><text:span text:style-name="T6">Lo </text:span><text:span text:style-name="T25">PsicoPedagogo </text:span><text:span text:style-name="T7"><text:s/>didattico</text:span><text:span text:style-name="T8"> </text:span><text:span text:style-name="T3">ha annullato l' operazione <text:s/>e il sistema non ha aggiornato </text:span><text:span text:style-name="T9">il programma educativo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/>
            <text:list xml:id="list36722295" text:style-name="L1">
              <text:list-item>
                <text:p text:style-name="P13">Nel caso di un errore <text:span text:style-name="T29">dello </text:span><text:span text:style-name="T32">PsicoPedagog</text:span><text:span text:style-name="T31">o </text:span>, il sistema mostra all<text:span text:style-name="T29">o <text:s/></text:span><text:span text:style-name="T32">PsicoPedagog</text:span><text:span text:style-name="T31">o</text:span> un messaggio di errore che <text:span text:style-name="T14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La memorizzazione d<text:span text:style-name="T19">elle modifiche nel programma educativo</text:span> non richiederà piu' di 4 secondi</text:p>
          </table:table-cell>
        </table:table-row>
      </table:table>
      <text:p text:style-name="P10"/>
      <text:p text:style-name="P9"><text:span text:style-name="T15">UC_H_</text:span><text:span text:style-name="T20">59_</text:span><text:span text:style-name="T21">Psicopedagogo_modifica_</text:span><text:span text:style-name="T29">p</text:span><text:span text:style-name="T21">rogramma</text:span><text:span text:style-name="T16">_</text:span><text:span text:style-name="T29">s</text:span><text:span text:style-name="T16">ettimanale: </text:span><text:span text:style-name="T21">Psicopedagogo modifica </text:span><text:span text:style-name="T29">p</text:span><text:span text:style-name="T21">rogramma</text:span><text:span text:style-name="T16"> </text:span><text:span text:style-name="T29">e</text:span><text:span text:style-name="T17">ducativo </text:span><text:span text:style-name="T29">s</text:span><text:span text:style-name="T16">ettimana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, 'Times New Roman PS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18M33S</meta:editing-duration>
    <meta:editing-cycles>41</meta:editing-cycles>
    <meta:generator>LibreOffice/3.6$Windows_x86 LibreOffice_project/da8c1e6-fd468f4-454e206-f42a4a9-143cfd</meta:generator>
    <dc:date>2012-11-23T16:59:50.30</dc:date>
    <meta:document-statistic meta:table-count="1" meta:image-count="0" meta:object-count="0" meta:page-count="1" meta:paragraph-count="24" meta:word-count="172" meta:character-count="1308" meta:non-whitespace-character-count="1157"/>
  </office:meta>
</office:document-meta>
</file>